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4d674" officeooo:paragraph-rsid="0016ffd8"/>
    </style:style>
    <style:style style:name="P2" style:family="paragraph" style:parent-style-name="Heading_20_1">
      <style:paragraph-properties fo:text-align="start" style:justify-single-word="false"/>
      <style:text-properties fo:language="en" fo:country="US" officeooo:rsid="0014d674" officeooo:paragraph-rsid="0016a04d"/>
    </style:style>
    <style:style style:name="P3" style:family="paragraph" style:parent-style-name="Heading_20_1">
      <style:paragraph-properties fo:text-align="start" style:justify-single-word="false"/>
      <style:text-properties fo:language="en" fo:country="US" officeooo:rsid="0016a04d" officeooo:paragraph-rsid="0016a04d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16a04d" officeooo:paragraph-rsid="0016a04d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16a04d" officeooo:paragraph-rsid="0018e2f2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en" fo:country="US" fo:font-weight="bold" officeooo:rsid="0016a04d" officeooo:paragraph-rsid="0018e2f2" style:font-weight-asian="bold" style:font-weight-complex="bold"/>
    </style:style>
    <style:style style:name="P7" style:family="paragraph" style:parent-style-name="Text_20_body" style:list-style-name="L2">
      <style:paragraph-properties fo:text-align="start" style:justify-single-word="false"/>
      <style:text-properties fo:language="en" fo:country="US" fo:font-weight="bold" officeooo:rsid="0016a04d" officeooo:paragraph-rsid="0018e2f2" style:font-weight-asian="bold" style:font-weight-complex="bold"/>
    </style:style>
    <style:style style:name="P8" style:family="paragraph" style:parent-style-name="Text_20_body" style:list-style-name="L3">
      <style:paragraph-properties fo:text-align="start" style:justify-single-word="false"/>
      <style:text-properties fo:language="en" fo:country="US" fo:font-weight="bold" officeooo:rsid="0016a04d" officeooo:paragraph-rsid="0016a04d" style:font-weight-asian="bold" style:font-weight-complex="bold"/>
    </style:style>
    <style:style style:name="P9" style:family="paragraph" style:parent-style-name="Text_20_body" style:list-style-name="L4">
      <style:paragraph-properties fo:text-align="start" style:justify-single-word="false"/>
      <style:text-properties fo:language="en" fo:country="US" officeooo:rsid="0016a04d" officeooo:paragraph-rsid="0016a04d"/>
    </style:style>
    <style:style style:name="P10" style:family="paragraph" style:parent-style-name="Text_20_body" style:list-style-name="L5">
      <style:paragraph-properties fo:text-align="start" style:justify-single-word="false"/>
      <style:text-properties fo:language="en" fo:country="US" officeooo:rsid="0016a04d" officeooo:paragraph-rsid="0016a04d"/>
    </style:style>
    <style:style style:name="T1" style:family="text">
      <style:text-properties officeooo:rsid="0014d7ad"/>
    </style:style>
    <style:style style:name="T2" style:family="text">
      <style:text-properties officeooo:rsid="0016ffd8"/>
    </style:style>
    <style:style style:name="T3" style:family="text">
      <style:text-properties officeooo:rsid="0018e2f2"/>
    </style:style>
    <style:style style:name="T4" style:family="text">
      <style:text-properties officeooo:rsid="0019f700"/>
    </style:style>
    <style:style style:name="T5" style:family="text">
      <style:text-properties style:text-underline-style="none"/>
    </style:style>
    <style:style style:name="T6" style:family="text">
      <style:text-properties officeooo:rsid="001c55cf"/>
    </style:style>
    <style:style style:name="T7" style:family="text">
      <style:text-properties officeooo:rsid="001f6c8b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troduction</text:h>
      <text:p text:style-name="P4">This document explains how works the whole demonstration of What Is What nodes.</text:p>
      <text:h text:style-name="P3" text:outline-level="1">The flows</text:h>
      <text:p text:style-name="P1">This flow<text:span text:style-name="T2">s</text:span> ha<text:span text:style-name="T6">ve</text:span> been created with node v<text:span text:style-name="T1">6.14.3</text:span> and Node-RED v0.<text:span text:style-name="T1">16</text:span>.<text:span text:style-name="T1">2 on an IOT 2040</text:span>.</text:p>
      <text:p text:style-name="P5">There are 3 different flows :</text:p>
      <text:list xml:id="list3874002689" text:style-name="L1">
        <text:list-item>
          <text:p text:style-name="P6">Demo-Integ PLC</text:p>
        </text:list-item>
      </text:list>
      <text:p text:style-name="P4">This tab makes the link between What Is What and the local PLC.</text:p>
      <text:p text:style-name="P4">The chosen PLC is a Siemens S7, it's datatable structure is stored in "s7config.csv" (and is already setup in the flows).</text:p>
      <text:p text:style-name="P4">"wiwCheck" and "wiwLogs" are optional but are recommended by The WiW to check if the communication is working well, and react on What Is What responses.</text:p>
      <text:p text:style-name="P4">The <text:span text:style-name="T3">CSV</text:span> file generated on output of wiw2Logs will be created either in the .node-red folder or your personal folder, and will store all your logs which are not "RES".</text:p>
      <text:p text:style-name="P5">This tab contains 3 MQTT nodes.</text:p>
      <text:list xml:id="list3035098647" text:style-name="L2">
        <text:list-item>
          <text:p text:style-name="P7">Demo-Integ DB</text:p>
        </text:list-item>
      </text:list>
      <text:p text:style-name="P4">The <text:span text:style-name="T4">JSON</text:span> files simulate the database of an ERP, and mainly stores products and fabrication orders in<text:span text:style-name="T4">to</text:span> 2 different files.</text:p>
      <text:p text:style-name="P4">Demo-integ <text:span text:style-name="T4">JSON</text:span> files will be created automatically in your .node-red folder (or eventual your personal folder) and 6 different products will be automatically added.</text:p>
      <text:p text:style-name="P4">When fabrication orders are created from UI, they are written in the dbFabricationOrder.json file.</text:p>
      <text:p text:style-name="P4">This tab contains 1 MQTT node.</text:p>
      <text:list xml:id="list1194044286" text:style-name="L3">
        <text:list-item>
          <text:p text:style-name="P8">Demo-IntegSimul</text:p>
        </text:list-item>
      </text:list>
      <text:p text:style-name="P4">The third tab is called Demo-integ Simul. It is <text:span text:style-name="T7">a</text:span> simulator of <text:span text:style-name="T7">an</text:span> on-site system. It contains all the UI part and the production simulation. <text:span text:style-name="T7">It is then not needed in production, only to ensure that this simulation runs nicely.</text:span></text:p>
      <text:p text:style-name="P4">A few user actions are not available via the UI, <text:span text:style-name="T5">and</text:span> can be run via some "inject" nodes:</text:p>
      <text:list xml:id="list2623936622" text:style-name="L4">
        <text:list-item>
          <text:p text:style-name="P9"><text:s/>"on-demand: force products declaration" makes all products not declared to What Is What, and thus will trigger a new declaration of products (previous products must be deactivated on What Is What first)</text:p>
        </text:list-item>
      </text:list>
      <text:list xml:id="list2678015940" text:style-name="L5">
        <text:list-item>
          <text:p text:style-name="P10">"on-demand: force OFs cleanup" deletes all Fabrication order in the dbFabricationOrder.db file.</text:p>
        </text:list-item>
      </text:list>
      <text:p text:style-name="P4">There must be no MQTT node in this t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15:19.567000000</meta:creation-date>
    <dc:date>2019-09-20T05:39:54.942000000</dc:date>
    <meta:editing-duration>PT1H3M48S</meta:editing-duration>
    <meta:editing-cycles>9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22" meta:word-count="318" meta:character-count="1857" meta:non-whitespace-character-count="1565"/>
  </office:meta>
</office:document-meta>
</file>